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8e9db" officeooo:paragraph-rsid="0008e9db"/>
    </style:style>
    <style:style style:name="P2" style:family="paragraph" style:parent-style-name="Standard" style:list-style-name="L1">
      <style:text-properties style:font-name="Noto Sans Mono" officeooo:rsid="0004b646" officeooo:paragraph-rsid="0004b646"/>
    </style:style>
    <style:style style:name="P3" style:family="paragraph" style:parent-style-name="Standard">
      <style:text-properties style:font-name="Noto Sans Mono" officeooo:rsid="0004b646" officeooo:paragraph-rsid="0004b646"/>
    </style:style>
    <style:style style:name="P4" style:family="paragraph" style:parent-style-name="Text_20_body">
      <style:paragraph-properties fo:text-align="start" style:justify-single-word="false"/>
      <style:text-properties officeooo:rsid="0004b646" officeooo:paragraph-rsid="0004b646"/>
    </style:style>
    <style:style style:name="P5" style:family="paragraph" style:parent-style-name="Text_20_body">
      <style:text-properties officeooo:rsid="0006d845" officeooo:paragraph-rsid="0006d845"/>
    </style:style>
    <style:style style:name="P6" style:family="paragraph" style:parent-style-name="Text_20_body" style:list-style-name="L2">
      <style:text-properties style:font-name="Noto Sans Mono" officeooo:rsid="0007e283" officeooo:paragraph-rsid="0007e283"/>
    </style:style>
    <style:style style:name="P7" style:family="paragraph" style:parent-style-name="Text_20_body" style:list-style-name="L3">
      <style:text-properties style:font-name="Noto Sans Mono" officeooo:rsid="0007e283" officeooo:paragraph-rsid="0007e283"/>
    </style:style>
    <style:style style:name="P8" style:family="paragraph" style:parent-style-name="Text_20_body" style:list-style-name="L5">
      <style:text-properties style:font-name="Noto Sans Mono" officeooo:rsid="0008e9db" officeooo:paragraph-rsid="0008e9db"/>
    </style:style>
    <style:style style:name="P9" style:family="paragraph" style:parent-style-name="Text_20_body" style:list-style-name="L6">
      <style:text-properties style:font-name="Noto Sans Mono" officeooo:rsid="00096377" officeooo:paragraph-rsid="00096377"/>
    </style:style>
    <style:style style:name="P10" style:family="paragraph" style:parent-style-name="Text_20_body" style:list-style-name="L7">
      <style:text-properties style:font-name="Noto Sans Mono" officeooo:rsid="00096377" officeooo:paragraph-rsid="00096377"/>
    </style:style>
    <style:style style:name="P11" style:family="paragraph" style:parent-style-name="Text_20_body" style:list-style-name="L8">
      <style:text-properties style:font-name="Noto Sans Mono" officeooo:rsid="000b13f4" officeooo:paragraph-rsid="000b13f4"/>
    </style:style>
    <style:style style:name="P12" style:family="paragraph" style:parent-style-name="Text_20_body" style:list-style-name="L8">
      <style:text-properties style:font-name="Noto Sans Mono" officeooo:rsid="000bce9b" officeooo:paragraph-rsid="000bce9b"/>
    </style:style>
    <style:style style:name="P13" style:family="paragraph" style:parent-style-name="Text_20_body">
      <style:text-properties style:font-name="Noto Sans Mono" officeooo:rsid="000bce9b" officeooo:paragraph-rsid="000bce9b"/>
    </style:style>
    <style:style style:name="P14" style:family="paragraph" style:parent-style-name="Text_20_body">
      <style:text-properties officeooo:rsid="0008e9db" officeooo:paragraph-rsid="0008e9db"/>
    </style:style>
    <style:style style:name="P15" style:family="paragraph" style:parent-style-name="Text_20_body">
      <style:text-properties officeooo:rsid="00096377" officeooo:paragraph-rsid="00096377"/>
    </style:style>
    <style:style style:name="P16" style:family="paragraph" style:parent-style-name="Text_20_body">
      <style:text-properties officeooo:rsid="000b13f4" officeooo:paragraph-rsid="000b13f4"/>
    </style:style>
    <style:style style:name="P17" style:family="paragraph" style:parent-style-name="Title">
      <style:text-properties fo:color="#2a6099" loext:opacity="100%"/>
    </style:style>
    <style:style style:name="T1" style:family="text">
      <style:text-properties officeooo:rsid="0007e283"/>
    </style:style>
    <style:style style:name="T2" style:family="text">
      <style:text-properties officeooo:rsid="00096377"/>
    </style:style>
    <style:style style:name="T3" style:family="text">
      <style:text-properties officeooo:rsid="000b83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Git and GitHub</text:p>
      <text:h text:style-name="Heading_20_1" text:outline-level="1">Configure user information</text:h>
      <text:p text:style-name="P4">In the terminal type in following commands to enter user information.</text:p>
      <text:list xml:id="list858657622" text:style-name="L1">
        <text:list-item>
          <text:p text:style-name="P2">git config –-global user.name “Vasavi”</text:p>
        </text:list-item>
        <text:list-item>
          <text:p text:style-name="P2">git config –-global user.email “<text:a xlink:type="simple" xlink:href="mailto:vasavi.kv269@gmail.com" text:style-name="Internet_20_link" text:visited-style-name="Visited_20_Internet_20_Link">vasavi.kv269@gmail.com</text:a>”</text:p>
        </text:list-item>
        <text:list-item>
          <text:p text:style-name="P2">git config –-list → to view the list of information added</text:p>
        </text:list-item>
      </text:list>
      <text:p text:style-name="P3"/>
      <text:h text:style-name="Heading_20_1" text:outline-level="1">Create Git repository</text:h>
      <text:p text:style-name="P5">Go to the location of the project directory or if not created, create a new project folder. In the location right click and click on open terminal. Now the commands carried out in this particular terminal will show results in the project folder. Now we are going to create a git repository in this particular folder. To do so, type in the following command in the terminal</text:p>
      <text:list xml:id="list393570224" text:style-name="L2">
        <text:list-item>
          <text:p text:style-name="P6">git init → to create a git repository</text:p>
        </text:list-item>
      </text:list>
      <text:p text:style-name="Text_20_body">A new git repository will be created <text:span text:style-name="T1">in the folder. But by default these git repository will be hidden and in-order to view the file, type</text:span></text:p>
      <text:list xml:id="list3900271835" text:style-name="L3">
        <text:list-item>
          <text:p text:style-name="P7">ls -a → to view list of all files including hidden files</text:p>
        </text:list-item>
      </text:list>
      <text:h text:style-name="P1" text:outline-level="1">First git commit</text:h>
      <text:p text:style-name="P14">Create a text file in the location by typing the following in the terminal</text:p>
      <text:list xml:id="list1936680062" text:style-name="L5">
        <text:list-item>
          <text:p text:style-name="P8">touch filename.txt → creates a new text file</text:p>
        </text:list-item>
      </text:list>
      <text:p text:style-name="P14">The file is created but it is still in working sta<text:span text:style-name="T2">te</text:span>. In order to git to track the file it should be in staging state.</text:p>
      <text:list xml:id="list1433620511" text:style-name="L6">
        <text:list-item>
          <text:p text:style-name="P9">git add . → adds all the non committed files to staging state</text:p>
        </text:list-item>
        <text:list-item>
          <text:p text:style-name="P9">git add filename.extension → adds the specific file to the git repository</text:p>
        </text:list-item>
        <text:list-item>
          <text:p text:style-name="P9">git status → provides the information of the files in working state and staging state</text:p>
        </text:list-item>
        <text:list-item>
          <text:p text:style-name="P9">git commit -m “message” → commits the file</text:p>
        </text:list-item>
      </text:list>
      <text:p text:style-name="P15">Now I have made some changes in the file but not added or committed the file. To view the changes I have made:</text:p>
      <text:list xml:id="list2366912989" text:style-name="L7">
        <text:list-item>
          <text:p text:style-name="P10">git diff → shows the changes made since the last commit</text:p>
        </text:list-item>
      </text:list>
      <text:p text:style-name="P16">Now again use the git add and commit commands to commit the changes.</text:p>
      <text:list xml:id="list1228633735" text:style-name="L8">
        <text:list-item>
          <text:p text:style-name="P11"><text:soft-page-break/>git log → gives information about last 10 commits</text:p>
        </text:list-item>
        <text:list-item>
          <text:p text:style-name="P11">git log –-author=”<text:span text:style-name="T3">name of the author of email” → to view commits done by a specific author.</text:span></text:p>
        </text:list-item>
        <text:list-item>
          <text:p text:style-name="P12">Example: git log –-author=”Vasavi”</text:p>
        </text:list-item>
      </text:list>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Noto Mono" svg:font-family="'Noto Mono'" style:font-pitch="fixed"/>
    <style:font-face style:name="Noto Sans Mono" svg:font-family="'Noto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5:18:26.291001668</meta:creation-date>
    <dc:date>2021-10-12T16:32:27.038415465</dc:date>
    <meta:editing-duration>PT8M5S</meta:editing-duration>
    <meta:editing-cycles>4</meta:editing-cycles>
    <meta:generator>LibreOffice/7.1.6.2$Linux_X86_64 LibreOffice_project/10$Build-2</meta:generator>
    <meta:document-statistic meta:table-count="0" meta:image-count="0" meta:object-count="0" meta:page-count="2" meta:paragraph-count="25" meta:word-count="343" meta:character-count="1817" meta:non-whitespace-character-count="1513"/>
  </office:meta>
</office:document-meta>
</file>